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C00000020A730C1225B43961F.png" manifest:media-type="image/png"/>
  <manifest:file-entry manifest:full-path="Pictures/100002010000003C00000020930A58818D2596B1.png" manifest:media-type="image/png"/>
  <manifest:file-entry manifest:full-path="Pictures/100002010000003A00000020437F5649E908ED6C.png" manifest:media-type="image/png"/>
  <manifest:file-entry manifest:full-path="Pictures/100002010000003C000000209711AE9F222CD6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75cm" fo:min-width="25.2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5.4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95cm" fo:min-width="3cm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0.952cm" fo:min-width="0.702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1.95cm" fo:min-width="3.6cm"/>
    </style:style>
    <style:style style:name="gr6" style:family="graphic" style:parent-style-name="standard">
      <style:graphic-properties draw:fill-color="#f58220" draw:textarea-horizontal-align="justify" draw:textarea-vertical-align="middle" draw:auto-grow-height="false" fo:min-height="1.95cm" fo:min-width="2.1cm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1.95cm" fo:min-width="1.6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1.95cm" fo:min-width="2.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95cm" fo:min-width="2.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15cm" fo:min-width="3.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8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.1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8.75cm" fo:min-width="9.281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25cm" fo:min-width="3cm"/>
    </style:style>
    <style:style style:name="gr17" style:family="graphic" style:parent-style-name="standard">
      <style:graphic-properties draw:fill-color="#111111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8.75cm" fo:min-width="2.77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7.75cm" fo:min-width="0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7.7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7cm" svg:height="8cm" svg:x="1.8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2.2cm" svg:x="2.8cm" svg:y="11.1cm">
          <text:p text:style-name="P1">VCO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2.2cm" svg:x="2.8cm" svg:y="14.3cm">
          <text:p text:style-name="P1">VCO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2.2cm" svg:x="2cm" svg:y="2.1cm">
          <text:p text:style-name="P1"><text:span text:style-name="T1">VCO1-CTRL</text:span></text:p>
          <text:p text:style-name="P1"><text:span text:style-name="T1">Type</text:span></text:p>
          <text:p text:style-name="P1"><text:span text:style-name="T1">Detune</text:span></text:p>
          <text:p text:style-name="P1"><text:span text:style-name="T1">Octa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2.2cm" svg:x="2cm" svg:y="7.5cm">
          <text:p text:style-name="P1"><text:span text:style-name="T1">VCO2-CTRL</text:span></text:p>
          <text:p text:style-name="P1"><text:span text:style-name="T1">Type</text:span></text:p>
          <text:p text:style-name="P1"><text:span text:style-name="T1">Detune</text:span></text:p>
          <text:p text:style-name="P1"><text:span text:style-name="T1">Octav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1.7cm" svg:x="5.9cm" svg:y="5.1cm">
          <text:p text:style-name="P1">M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1cm" svg:height="2.2cm" svg:x="8.1cm" svg:y="2.1cm">
          <text:p text:style-name="P1"><text:span text:style-name="T1">VCO1-VCO2-Filter</text:span></text:p>
          <text:p text:style-name="P1"><text:span text:style-name="T1">Type</text:span></text:p>
          <text:p text:style-name="P1"><text:span text:style-name="T1">Resonnan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cm" svg:height="2.2cm" svg:x="8.1cm" svg:y="7.5cm">
          <text:p text:style-name="P1"><text:span text:style-name="T1">Filter-Env</text:span></text:p>
          <text:p text:style-name="P1"><text:span text:style-name="T1">ADS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6cm" svg:height="2.2cm" svg:x="14.3cm" svg:y="4.9cm">
          <text:p text:style-name="P1"><text:span text:style-name="T1">AMP-Env</text:span></text:p>
          <text:p text:style-name="P1"><text:span text:style-name="T1">ADS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cm" svg:height="2.2cm" svg:x="23.1cm" svg:y="4.9cm">
          <text:p text:style-name="P1"><text:span text:style-name="T1">MASTER-OU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1cm" svg:height="2.2cm" svg:x="17.3cm" svg:y="4.9cm">
          <text:p text:style-name="P1"><text:span text:style-name="T1">FX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cm" svg:height="2.2cm" svg:x="19.8cm" svg:y="4.9cm">
          <text:p text:style-name="P1"><text:span text:style-name="T1">VU-MET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9" draw:text-style-name="P4" draw:layer="layout" svg:width="2.9cm" svg:height="4.2cm" svg:x="1.6cm" svg:y="3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2cm" svg:height="2.4cm" svg:x="15cm" svg:y="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2cm" svg:height="3.1cm" svg:x="2.2cm" svg:y="3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0.2cm" svg:x="2cm" svg:y="6.4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.028cm" svg:height="0.567cm" svg:x="2.8cm" svg:y="3.933cm">
          <draw:image xlink:href="Pictures/100002010000003A00000020437F5649E908ED6C.png" xlink:type="simple" xlink:show="embed" xlink:actuate="onLoad">
            <text:p/>
          </draw:image>
        </draw:frame>
        <draw:frame draw:style-name="gr13" draw:text-style-name="P1" draw:layer="layout" svg:width="1.064cm" svg:height="0.567cm" svg:x="2.8cm" svg:y="4.7cm">
          <draw:image xlink:href="Pictures/100002010000003C000000209711AE9F222CD63B.png" xlink:type="simple" xlink:show="embed" xlink:actuate="onLoad">
            <text:p/>
          </draw:image>
        </draw:frame>
        <draw:frame draw:style-name="gr13" draw:text-style-name="P1" draw:layer="layout" svg:width="1.065cm" svg:height="0.567cm" svg:x="2.835cm" svg:y="6.2cm">
          <draw:image xlink:href="Pictures/100002010000003C00000020930A58818D2596B1.png" xlink:type="simple" xlink:show="embed" xlink:actuate="onLoad">
            <text:p/>
          </draw:image>
        </draw:frame>
        <draw:frame draw:style-name="gr13" draw:text-style-name="P1" draw:layer="layout" svg:width="1.065cm" svg:height="0.567cm" svg:x="2.8cm" svg:y="5.433cm">
          <draw:image xlink:href="Pictures/100002010000003C00000020A730C1225B43961F.png" xlink:type="simple" xlink:show="embed" xlink:actuate="onLoad">
            <text:p/>
          </draw:image>
        </draw:frame>
        <draw:custom-shape draw:style-name="gr9" draw:text-style-name="P4" draw:layer="layout" svg:width="2.9cm" svg:height="4.2cm" svg:x="1.6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2cm" svg:height="3.1cm" svg:x="2.2cm" svg:y="8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0.2cm" svg:x="2cm" svg:y="11.2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.028cm" svg:height="0.567cm" svg:x="2.8cm" svg:y="8.733cm">
          <draw:image xlink:href="Pictures/100002010000003A00000020437F5649E908ED6C.png" xlink:type="simple" xlink:show="embed" xlink:actuate="onLoad">
            <text:p/>
          </draw:image>
        </draw:frame>
        <draw:frame draw:style-name="gr13" draw:text-style-name="P1" draw:layer="layout" svg:width="1.064cm" svg:height="0.567cm" svg:x="2.8cm" svg:y="9.5cm">
          <draw:image xlink:href="Pictures/100002010000003C000000209711AE9F222CD63B.png" xlink:type="simple" xlink:show="embed" xlink:actuate="onLoad">
            <text:p/>
          </draw:image>
        </draw:frame>
        <draw:frame draw:style-name="gr13" draw:text-style-name="P1" draw:layer="layout" svg:width="1.065cm" svg:height="0.567cm" svg:x="2.835cm" svg:y="11cm">
          <draw:image xlink:href="Pictures/100002010000003C00000020930A58818D2596B1.png" xlink:type="simple" xlink:show="embed" xlink:actuate="onLoad">
            <text:p/>
          </draw:image>
        </draw:frame>
        <draw:frame draw:style-name="gr13" draw:text-style-name="P1" draw:layer="layout" svg:width="1.065cm" svg:height="0.567cm" svg:x="2.8cm" svg:y="10.233cm">
          <draw:image xlink:href="Pictures/100002010000003C00000020A730C1225B43961F.png" xlink:type="simple" xlink:show="embed" xlink:actuate="onLoad">
            <text:p/>
          </draw:image>
        </draw:frame>
        <draw:custom-shape draw:style-name="gr14" draw:text-style-name="P4" draw:layer="layout" svg:width="9.781cm" svg:height="9cm" svg:x="4.953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9.6cm" svg:y1="3.2cm" svg:x2="9.6cm" svg:y2="12.2cm">
          <text:p/>
        </draw:line>
        <draw:line draw:style-name="gr15" draw:text-style-name="P5" draw:layer="layout" svg:x1="5cm" svg:y1="7.7cm" svg:x2="14.7cm" svg:y2="7.7cm">
          <text:p/>
        </draw:line>
        <draw:custom-shape draw:style-name="gr16" draw:text-style-name="P6" draw:layer="layout" svg:width="3.5cm" svg:height="0.5cm" svg:x="15.3cm" svg:y="3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3cm" svg:height="0.3cm" draw:transform="rotate (-3.14159265358979) translate (18.7cm 3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8" draw:layer="layout" svg:width="1.268cm" svg:height="0.607cm" svg:x="15.3cm" svg:y="3.352cm">
          <draw:text-box>
            <text:p><text:span text:style-name="T2">delay</text:span></text:p>
          </draw:text-box>
        </draw:frame>
        <draw:custom-shape draw:style-name="gr19" draw:text-style-name="P1" draw:layer="layout" svg:width="1cm" svg:height="1cm" svg:x="17.774cm" svg:y="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cm" svg:height="1cm" svg:x="15.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.2cm" svg:height="2.4cm" svg:x="15cm" svg:y="6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cm" svg:height="0.5cm" svg:x="15.3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3cm" svg:height="0.3cm" draw:transform="rotate (-3.14159265358979) translate (18.7cm 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8" draw:layer="layout" svg:width="0.947cm" svg:height="0.607cm" svg:x="15.3cm" svg:y="6.552cm">
          <draw:text-box>
            <text:p><text:span text:style-name="T2">rev</text:span></text:p>
          </draw:text-box>
        </draw:frame>
        <draw:custom-shape draw:style-name="gr19" draw:text-style-name="P1" draw:layer="layout" svg:width="1cm" svg:height="1cm" svg:x="17.774cm" svg:y="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cm" svg:height="1cm" svg:x="15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.2cm" svg:height="2.4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cm" svg:height="0.5cm" svg:x="15.3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3cm" svg:height="0.3cm" draw:transform="rotate (-3.14159265358979) translate (18.7cm 10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8" draw:layer="layout" svg:width="1.002cm" svg:height="0.607cm" svg:x="15.3cm" svg:y="9.952cm">
          <draw:text-box>
            <text:p><text:span text:style-name="T2">dist</text:span></text:p>
          </draw:text-box>
        </draw:frame>
        <draw:custom-shape draw:style-name="gr19" draw:text-style-name="P1" draw:layer="layout" svg:width="1cm" svg:height="1cm" svg:x="17.774cm" svg:y="10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cm" svg:height="1cm" svg:x="15.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535cm" svg:height="0.878cm" svg:x="16.274cm" svg:y="4.4cm">
          <draw:text-box>
            <text:p><text:span text:style-name="T3">F</text:span><text:span text:style-name="T3">X</text:span><text:span text:style-name="T3">1</text:span></text:p>
          </draw:text-box>
        </draw:frame>
        <draw:frame draw:style-name="gr18" draw:text-style-name="P9" draw:layer="layout" svg:width="1.535cm" svg:height="0.878cm" svg:x="16.275cm" svg:y="7.6cm">
          <draw:text-box>
            <text:p><text:span text:style-name="T3">F</text:span><text:span text:style-name="T3">X</text:span><text:span text:style-name="T3">1</text:span></text:p>
          </draw:text-box>
        </draw:frame>
        <draw:frame draw:style-name="gr18" draw:text-style-name="P9" draw:layer="layout" svg:width="1.535cm" svg:height="0.878cm" svg:x="16.276cm" svg:y="10.9cm">
          <draw:text-box>
            <text:p><text:span text:style-name="T3">F</text:span><text:span text:style-name="T3">X</text:span><text:span text:style-name="T3">3</text:span></text:p>
          </draw:text-box>
        </draw:frame>
        <draw:custom-shape draw:style-name="gr20" draw:text-style-name="P4" draw:layer="layout" svg:width="3.271cm" svg:height="9cm" svg:x="19.765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2cm" svg:height="8cm" svg:x="20.5cm" svg:y="3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0.2cm" svg:x="20.3cm" svg:y="6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9cm" svg:height="8cm" svg:x="21.5cm" svg:y="3.9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9.24cm" svg:height="0.962cm" svg:x="1.5cm" svg:y="1.5cm">
          <draw:text-box>
            <text:p>2 OSC XYPAD-MONO-SYN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21:14.727120083</meta:creation-date>
    <dc:date>2018-10-26T11:34:38.877824456</dc:date>
    <meta:editing-duration>PT1H24M54S</meta:editing-duration>
    <meta:editing-cycles>4</meta:editing-cycles>
    <meta:generator>LibreOffice/6.0.6.2$Linux_X86_64 LibreOffice_project/00m0$Build-2</meta:generator>
    <meta:document-statistic meta:object-count="55"/>
  </office:meta>
</office:document-meta>
</file>